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999999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dash" draw:stroke-dash="Fine_20_Dashed_20__28_var_29_" svg:stroke-color="#999999"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.6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cm"/>
    </style:style>
    <style:style style:name="gr11" style:family="graphic" style:parent-style-name="standard">
      <style:graphic-properties draw:stroke="dash" draw:stroke-dash="Dashed_20__28_var_29_" svg:stroke-color="#999999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paragraph-properties fo:text-align="center"/>
      <style:text-properties fo:color="#999999" fo:font-size="12pt" style:font-size-asian="12pt" style:font-size-complex="12pt"/>
    </style:style>
    <style:style style:name="P6" style:family="paragraph">
      <style:text-properties fo:color="#999999"/>
    </style:style>
    <style:style style:name="P7" style:family="paragraph">
      <style:text-properties fo:color="#999999"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999999" fo:font-size="12pt" style:font-size-asian="12pt" style:font-size-complex="12pt"/>
    </style:style>
    <style:style style:name="T4" style:family="text">
      <style:text-properties fo:color="#999999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cm" svg:height="1.5cm" svg:x="2.51cm" svg:y="0.51cm">
          <text:p text:style-name="P1"><text:span text:style-name="T1">File or</text:span></text:p>
          <text:p text:style-name="P1"><text:span text:style-name="T1">Stream</text:span></text:p>
        </draw:rect>
        <draw:custom-shape draw:style-name="gr2" draw:text-style-name="P2" draw:layer="layout" svg:width="3.5cm" svg:height="1cm" svg:x="2.01cm" svg:y="2.51cm">
          <text:p text:style-name="P1"><text:span text:style-name="T1">Lex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76cm" svg:y1="2.01cm" svg:x2="3.76cm" svg:y2="2.51cm">
          <text:p/>
        </draw:line>
        <draw:rect draw:style-name="gr4" draw:text-style-name="P2" draw:layer="layout" svg:width="2.5cm" svg:height="1.5cm" svg:x="7.51cm" svg:y="2.26cm">
          <text:p text:style-name="P1"><text:span text:style-name="T1">Lexer</text:span></text:p>
          <text:p text:style-name="P1"><text:span text:style-name="T1">Rules</text:span></text:p>
        </draw:rect>
        <draw:line draw:style-name="gr5" draw:text-style-name="P1" draw:layer="layout" svg:x1="5.51cm" svg:y1="3.01cm" svg:x2="7.51cm" svg:y2="3.01cm">
          <text:p/>
        </draw:line>
        <draw:frame draw:style-name="gr6" draw:text-style-name="P3" draw:layer="layout" svg:width="1.713cm" svg:height="0.64cm" svg:x="5.547cm" svg:y="2.26cm">
          <draw:text-box>
            <text:p><text:span text:style-name="T2">realises</text:span></text:p>
          </draw:text-box>
        </draw:frame>
        <draw:rect draw:style-name="gr7" draw:text-style-name="P5" draw:layer="layout" svg:width="2.5cm" svg:height="1.5cm" svg:x="7.51cm" svg:y="4.01cm">
          <text:p text:style-name="P4"><text:span text:style-name="T3">Strings</text:span></text:p>
          <text:p text:style-name="P4"><text:span text:style-name="T3">'Metamodel'</text:span></text:p>
        </draw:rect>
        <draw:rect draw:style-name="gr7" draw:text-style-name="P5" draw:layer="layout" svg:width="2.5cm" svg:height="1.5cm" svg:x="7.51cm" svg:y="0.51cm">
          <text:p text:style-name="P4"><text:span text:style-name="T3">Characters</text:span></text:p>
          <text:p text:style-name="P4"><text:span text:style-name="T3">'Metamodel'</text:span></text:p>
        </draw:rect>
        <draw:line draw:style-name="gr8" draw:text-style-name="P1" draw:layer="layout" svg:x1="5.01cm" svg:y1="1.26cm" svg:x2="7.51cm" svg:y2="1.26cm">
          <text:p/>
        </draw:line>
        <draw:frame draw:style-name="gr9" draw:text-style-name="P7" draw:layer="layout" svg:width="2.339cm" svg:height="0.89cm" svg:x="5.171cm" svg:y="0.51cm">
          <draw:text-box>
            <text:p text:style-name="P6"><text:span text:style-name="T4">conformsTo</text:span></text:p>
          </draw:text-box>
        </draw:frame>
        <draw:line draw:style-name="gr3" draw:text-style-name="P1" draw:layer="layout" svg:x1="0.51cm" svg:y1="1.26cm" svg:x2="2.51cm" svg:y2="1.26cm">
          <text:p/>
        </draw:line>
        <draw:line draw:style-name="gr3" draw:text-style-name="P1" draw:layer="layout" svg:x1="3.76cm" svg:y1="3.51cm" svg:x2="3.76cm" svg:y2="4.01cm">
          <text:p/>
        </draw:line>
        <draw:rect draw:style-name="gr1" draw:text-style-name="P2" draw:layer="layout" svg:width="2.5cm" svg:height="1.5cm" svg:x="2.51cm" svg:y="4.01cm">
          <text:p text:style-name="P1"><text:span text:style-name="T1">Tokens</text:span></text:p>
        </draw:rect>
        <draw:line draw:style-name="gr8" draw:text-style-name="P1" draw:layer="layout" svg:x1="5.01cm" svg:y1="4.76cm" svg:x2="7.51cm" svg:y2="4.76cm">
          <text:p/>
        </draw:line>
        <draw:frame draw:style-name="gr9" draw:text-style-name="P7" draw:layer="layout" svg:width="2.339cm" svg:height="0.89cm" svg:x="5.171cm" svg:y="4.01cm">
          <draw:text-box>
            <text:p text:style-name="P6"><text:span text:style-name="T4">conformsTo</text:span></text:p>
          </draw:text-box>
        </draw:frame>
        <draw:custom-shape draw:style-name="gr2" draw:text-style-name="P2" draw:layer="layout" svg:width="3.5cm" svg:height="1cm" svg:x="2.01cm" svg:y="6.01cm"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76cm" svg:y1="5.51cm" svg:x2="3.76cm" svg:y2="6.01cm">
          <text:p/>
        </draw:line>
        <draw:rect draw:style-name="gr4" draw:text-style-name="P2" draw:layer="layout" svg:width="2.5cm" svg:height="1.5cm" svg:x="7.51cm" svg:y="5.76cm">
          <text:p text:style-name="P1"><text:span text:style-name="T1">Parser</text:span></text:p>
          <text:p text:style-name="P1"><text:span text:style-name="T1">Rules</text:span></text:p>
        </draw:rect>
        <draw:line draw:style-name="gr5" draw:text-style-name="P1" draw:layer="layout" svg:x1="5.51cm" svg:y1="6.51cm" svg:x2="7.51cm" svg:y2="6.51cm">
          <text:p/>
        </draw:line>
        <draw:frame draw:style-name="gr6" draw:text-style-name="P3" draw:layer="layout" svg:width="1.713cm" svg:height="0.64cm" svg:x="5.547cm" svg:y="5.76cm">
          <draw:text-box>
            <text:p><text:span text:style-name="T2">realises</text:span></text:p>
          </draw:text-box>
        </draw:frame>
        <draw:rect draw:style-name="gr4" draw:text-style-name="P2" draw:layer="layout" svg:width="2.5cm" svg:height="1.5cm" svg:x="7.51cm" svg:y="7.51cm">
          <text:p text:style-name="P1"><text:span text:style-name="T1">CST</text:span></text:p>
          <text:p text:style-name="P1"><text:span text:style-name="T1">Metamodel</text:span></text:p>
        </draw:rect>
        <draw:line draw:style-name="gr3" draw:text-style-name="P1" draw:layer="layout" svg:x1="3.76cm" svg:y1="7.01cm" svg:x2="3.76cm" svg:y2="7.51cm">
          <text:p/>
        </draw:line>
        <draw:rect draw:style-name="gr1" draw:text-style-name="P2" draw:layer="layout" svg:width="2.5cm" svg:height="1.5cm" svg:x="2.51cm" svg:y="7.51cm">
          <text:p text:style-name="P1"><text:span text:style-name="T1">Ambiguous</text:span><text:span text:style-name="T1"><text:line-break/></text:span><text:span text:style-name="T1">Concrete</text:span></text:p>
          <text:p text:style-name="P1"><text:span text:style-name="T1">Syntax Tree</text:span></text:p>
        </draw:rect>
        <draw:line draw:style-name="gr5" draw:text-style-name="P1" draw:layer="layout" svg:x1="5.01cm" svg:y1="8.26cm" svg:x2="7.51cm" svg:y2="8.26cm">
          <text:p/>
        </draw:line>
        <draw:frame draw:style-name="gr10" draw:text-style-name="P3" draw:layer="layout" svg:width="2.339cm" svg:height="0.89cm" svg:x="5.171cm" svg:y="7.51cm">
          <draw:text-box>
            <text:p><text:span text:style-name="T2">conformsTo</text:span></text:p>
          </draw:text-box>
        </draw:frame>
        <draw:custom-shape draw:style-name="gr2" draw:text-style-name="P2" draw:layer="layout" svg:width="3.5cm" svg:height="1cm" svg:x="2.01cm" svg:y="9.51cm">
          <text:p text:style-name="P1"><text:span text:style-name="T1">Disambigu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76cm" svg:y1="9.01cm" svg:x2="3.76cm" svg:y2="9.51cm">
          <text:p/>
        </draw:line>
        <draw:rect draw:style-name="gr4" draw:text-style-name="P2" draw:layer="layout" svg:width="2.5cm" svg:height="1.5cm" svg:x="7.51cm" svg:y="9.26cm">
          <text:p text:style-name="P1"><text:span text:style-name="T1">CS2CS</text:span></text:p>
          <text:p text:style-name="P1"><text:span text:style-name="T1">Rules</text:span></text:p>
        </draw:rect>
        <draw:line draw:style-name="gr5" draw:text-style-name="P1" draw:layer="layout" svg:x1="5.51cm" svg:y1="10.01cm" svg:x2="7.51cm" svg:y2="10.01cm">
          <text:p/>
        </draw:line>
        <draw:frame draw:style-name="gr6" draw:text-style-name="P3" draw:layer="layout" svg:width="1.713cm" svg:height="0.64cm" svg:x="5.547cm" svg:y="9.26cm">
          <draw:text-box>
            <text:p><text:span text:style-name="T2">realises</text:span></text:p>
          </draw:text-box>
        </draw:frame>
        <draw:rect draw:style-name="gr4" draw:text-style-name="P2" draw:layer="layout" svg:width="2.5cm" svg:height="1.5cm" svg:x="7.51cm" svg:y="11.01cm">
          <text:p text:style-name="P1"><text:span text:style-name="T1">CST</text:span></text:p>
          <text:p text:style-name="P1"><text:span text:style-name="T1">Metamodel</text:span></text:p>
        </draw:rect>
        <draw:line draw:style-name="gr3" draw:text-style-name="P1" draw:layer="layout" svg:x1="3.76cm" svg:y1="10.51cm" svg:x2="3.76cm" svg:y2="11.01cm">
          <text:p/>
        </draw:line>
        <draw:rect draw:style-name="gr1" draw:text-style-name="P2" draw:layer="layout" svg:width="2.5cm" svg:height="1.5cm" svg:x="2.51cm" svg:y="11.01cm">
          <text:p text:style-name="P1"><text:span text:style-name="T1">Concrete</text:span></text:p>
          <text:p text:style-name="P1"><text:span text:style-name="T1">Syntax Tree</text:span></text:p>
        </draw:rect>
        <draw:line draw:style-name="gr5" draw:text-style-name="P1" draw:layer="layout" svg:x1="5.01cm" svg:y1="11.76cm" svg:x2="7.51cm" svg:y2="11.76cm">
          <text:p/>
        </draw:line>
        <draw:frame draw:style-name="gr10" draw:text-style-name="P3" draw:layer="layout" svg:width="2.339cm" svg:height="0.89cm" svg:x="5.171cm" svg:y="11.01cm">
          <draw:text-box>
            <text:p><text:span text:style-name="T2">conformsTo</text:span></text:p>
          </draw:text-box>
        </draw:frame>
        <draw:custom-shape draw:style-name="gr2" draw:text-style-name="P2" draw:layer="layout" svg:width="3.5cm" svg:height="1cm" svg:x="2.01cm" svg:y="13.01cm">
          <text:p text:style-name="P1"><text:span text:style-name="T1">Analyz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76cm" svg:y1="12.51cm" svg:x2="3.76cm" svg:y2="13.01cm">
          <text:p/>
        </draw:line>
        <draw:rect draw:style-name="gr4" draw:text-style-name="P2" draw:layer="layout" svg:width="2.5cm" svg:height="1.5cm" svg:x="7.51cm" svg:y="12.76cm">
          <text:p text:style-name="P1"><text:span text:style-name="T1">CS2AS</text:span></text:p>
          <text:p text:style-name="P1"><text:span text:style-name="T1">Rules</text:span></text:p>
        </draw:rect>
        <draw:line draw:style-name="gr5" draw:text-style-name="P1" draw:layer="layout" svg:x1="5.51cm" svg:y1="13.51cm" svg:x2="7.51cm" svg:y2="13.51cm">
          <text:p/>
        </draw:line>
        <draw:frame draw:style-name="gr6" draw:text-style-name="P3" draw:layer="layout" svg:width="1.713cm" svg:height="0.64cm" svg:x="5.547cm" svg:y="12.76cm">
          <draw:text-box>
            <text:p><text:span text:style-name="T2">realises</text:span></text:p>
          </draw:text-box>
        </draw:frame>
        <draw:rect draw:style-name="gr4" draw:text-style-name="P2" draw:layer="layout" svg:width="2.5cm" svg:height="1.5cm" svg:x="7.51cm" svg:y="14.51cm">
          <text:p text:style-name="P1"><text:span text:style-name="T1">ASG</text:span></text:p>
          <text:p text:style-name="P1"><text:span text:style-name="T1">Metamodel</text:span></text:p>
        </draw:rect>
        <draw:line draw:style-name="gr3" draw:text-style-name="P1" draw:layer="layout" svg:x1="3.76cm" svg:y1="14.01cm" svg:x2="3.76cm" svg:y2="14.51cm">
          <text:p/>
        </draw:line>
        <draw:rect draw:style-name="gr1" draw:text-style-name="P2" draw:layer="layout" svg:width="2.5cm" svg:height="1.5cm" svg:x="2.51cm" svg:y="14.51cm">
          <text:p text:style-name="P1"><text:span text:style-name="T1">Abstract</text:span></text:p>
          <text:p text:style-name="P1"><text:span text:style-name="T1">Syntax Graph</text:span></text:p>
        </draw:rect>
        <draw:line draw:style-name="gr5" draw:text-style-name="P1" draw:layer="layout" svg:x1="5.01cm" svg:y1="15.26cm" svg:x2="7.51cm" svg:y2="15.26cm">
          <text:p/>
        </draw:line>
        <draw:frame draw:style-name="gr10" draw:text-style-name="P3" draw:layer="layout" svg:width="2.339cm" svg:height="0.89cm" svg:x="5.171cm" svg:y="14.51cm">
          <draw:text-box>
            <text:p><text:span text:style-name="T2">conformsTo</text:span></text:p>
          </draw:text-box>
        </draw:frame>
        <draw:custom-shape draw:style-name="gr2" draw:text-style-name="P2" draw:layer="layout" svg:width="3.5cm" svg:height="1cm" svg:x="2.01cm" svg:y="16.51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76cm" svg:y1="16.01cm" svg:x2="3.76cm" svg:y2="16.51cm">
          <text:p/>
        </draw:line>
        <draw:rect draw:style-name="gr4" draw:text-style-name="P2" draw:layer="layout" svg:width="2.5cm" svg:height="1.5cm" svg:x="7.51cm" svg:y="16.26cm">
          <text:p text:style-name="P1"><text:span text:style-name="T1">Well-</text:span></text:p>
          <text:p text:style-name="P1"><text:span text:style-name="T1">Formedness</text:span></text:p>
          <text:p text:style-name="P1"><text:span text:style-name="T1">Rules</text:span></text:p>
        </draw:rect>
        <draw:line draw:style-name="gr5" draw:text-style-name="P1" draw:layer="layout" svg:x1="5.51cm" svg:y1="17.01cm" svg:x2="7.51cm" svg:y2="17.01cm">
          <text:p/>
        </draw:line>
        <draw:frame draw:style-name="gr6" draw:text-style-name="P3" draw:layer="layout" svg:width="1.713cm" svg:height="0.64cm" svg:x="5.547cm" svg:y="16.26cm">
          <draw:text-box>
            <text:p><text:span text:style-name="T2">realises</text:span></text:p>
          </draw:text-box>
        </draw:frame>
        <draw:frame draw:style-name="gr10" draw:text-style-name="P8" draw:layer="layout" svg:width="2.157cm" svg:height="0.89cm" svg:x="0.26cm" svg:y="0.51cm">
          <draw:text-box>
            <text:p text:style-name="P8"><text:span text:style-name="T1">OCL text</text:span></text:p>
          </draw:text-box>
        </draw:frame>
        <draw:line draw:style-name="gr3" draw:text-style-name="P1" draw:layer="layout" svg:x1="2.51cm" svg:y1="15.26cm" svg:x2="0.51cm" svg:y2="15.26cm">
          <text:p/>
        </draw:line>
        <draw:line draw:style-name="gr11" draw:text-style-name="P1" draw:layer="layout" svg:x1="2.01cm" svg:y1="17.01cm" svg:x2="0.51cm" svg:y2="17.01cm">
          <text:p/>
        </draw:line>
        <draw:frame draw:style-name="gr10" draw:text-style-name="P8" draw:layer="layout" svg:width="2.018cm" svg:height="0.89cm" svg:x="0.492cm" svg:y="14.51cm">
          <draw:text-box>
            <text:p text:style-name="P8"><text:span text:style-name="T1">OCL AS</text:span></text:p>
          </draw:text-box>
        </draw:frame>
        <draw:frame draw:style-name="gr9" draw:text-style-name="P7" draw:layer="layout" svg:width="1.425cm" svg:height="0.89cm" svg:x="0.51cm" svg:y="16.26cm">
          <draw:text-box>
            <text:p text:style-name="P7"><text:span text:style-name="T4">errors</text:span></text:p>
          </draw:text-box>
        </draw:frame>
        <draw:line draw:style-name="gr11" draw:text-style-name="P1" draw:layer="layout" svg:x1="2.01cm" svg:y1="13.51cm" svg:x2="0.51cm" svg:y2="13.51cm">
          <text:p/>
        </draw:line>
        <draw:frame draw:style-name="gr9" draw:text-style-name="P7" draw:layer="layout" svg:width="1.425cm" svg:height="0.89cm" svg:x="0.51cm" svg:y="12.76cm">
          <draw:text-box>
            <text:p text:style-name="P7"><text:span text:style-name="T4">errors</text:span></text:p>
          </draw:text-box>
        </draw:frame>
        <draw:line draw:style-name="gr11" draw:text-style-name="P1" draw:layer="layout" svg:x1="2.01cm" svg:y1="10.01cm" svg:x2="0.51cm" svg:y2="10.01cm">
          <text:p/>
        </draw:line>
        <draw:frame draw:style-name="gr9" draw:text-style-name="P7" draw:layer="layout" svg:width="1.425cm" svg:height="0.89cm" svg:x="0.51cm" svg:y="9.26cm">
          <draw:text-box>
            <text:p text:style-name="P7"><text:span text:style-name="T4">errors</text:span></text:p>
          </draw:text-box>
        </draw:frame>
        <draw:line draw:style-name="gr11" draw:text-style-name="P1" draw:layer="layout" svg:x1="2.01cm" svg:y1="6.51cm" svg:x2="0.51cm" svg:y2="6.51cm">
          <text:p/>
        </draw:line>
        <draw:frame draw:style-name="gr9" draw:text-style-name="P7" draw:layer="layout" svg:width="1.425cm" svg:height="0.89cm" svg:x="0.51cm" svg:y="5.76cm">
          <draw:text-box>
            <text:p text:style-name="P7"><text:span text:style-name="T4">errors</text:span></text:p>
          </draw:text-box>
        </draw:frame>
        <draw:line draw:style-name="gr11" draw:text-style-name="P1" draw:layer="layout" svg:x1="2.01cm" svg:y1="3.01cm" svg:x2="0.51cm" svg:y2="3.01cm">
          <text:p/>
        </draw:line>
        <draw:frame draw:style-name="gr9" draw:text-style-name="P7" draw:layer="layout" svg:width="1.425cm" svg:height="0.89cm" svg:x="0.51cm" svg:y="2.26cm">
          <draw:text-box>
            <text:p text:style-name="P7"><text:span text:style-name="T4">errors</text:span></text:p>
          </draw:text-box>
        </draw:frame>
        <draw:frame draw:style-name="gr10" draw:text-style-name="P8" draw:layer="layout" svg:width="2.246cm" svg:height="1.199cm" svg:x="10.51cm" svg:y="14.51cm">
          <draw:text-box>
            <text:p text:style-name="P8"><text:span text:style-name="T1">Pivot.uml</text:span></text:p>
            <text:p text:style-name="P8"><text:span text:style-name="T1">structure</text:span></text:p>
          </draw:text-box>
        </draw:frame>
        <draw:frame draw:style-name="gr10" draw:text-style-name="P8" draw:layer="layout" svg:width="2.314cm" svg:height="1.199cm" svg:x="10.514cm" svg:y="16.26cm">
          <draw:text-box>
            <text:p text:style-name="P8"><text:span text:style-name="T1">Pivot.uml</text:span></text:p>
            <text:p text:style-name="P8"><text:span text:style-name="T1">invariants</text:span></text:p>
          </draw:text-box>
        </draw:frame>
        <draw:frame draw:style-name="gr10" draw:text-style-name="P8" draw:layer="layout" svg:width="2.72cm" svg:height="0.89cm" svg:x="10.54cm" svg:y="13.12cm">
          <draw:text-box>
            <text:p text:style-name="P8"><text:span text:style-name="T1">*CS2AS.ocl</text:span></text:p>
          </draw:text-box>
        </draw:frame>
        <draw:frame draw:style-name="gr10" draw:text-style-name="P8" draw:layer="layout" svg:width="2.06cm" svg:height="0.89cm" svg:x="10.51cm" svg:y="11.37cm">
          <draw:text-box>
            <text:p text:style-name="P8"><text:span text:style-name="T1">*CS.uml</text:span></text:p>
          </draw:text-box>
        </draw:frame>
        <draw:frame draw:style-name="gr10" draw:text-style-name="P8" draw:layer="layout" svg:width="2.741cm" svg:height="1.199cm" svg:x="10.519cm" svg:y="9.51cm">
          <draw:text-box>
            <text:p text:style-name="P8"><text:span text:style-name="T1">*CS2CS.ocl</text:span></text:p>
            <text:p text:style-name="P8"><text:span text:style-name="T1">*Lookup.ocl</text:span></text:p>
          </draw:text-box>
        </draw:frame>
        <draw:frame draw:style-name="gr10" draw:text-style-name="P8" draw:layer="layout" svg:width="2.06cm" svg:height="0.89cm" svg:x="10.45cm" svg:y="7.87cm">
          <draw:text-box>
            <text:p text:style-name="P8"><text:span text:style-name="T1">*CS.uml</text:span></text:p>
          </draw:text-box>
        </draw:frame>
        <draw:frame draw:style-name="gr10" draw:text-style-name="P8" draw:layer="layout" svg:width="1.675cm" svg:height="0.89cm" svg:x="10.51cm" svg:y="6.01cm">
          <draw:text-box>
            <text:p text:style-name="P8"><text:span text:style-name="T1">*.xtext</text:span></text:p>
          </draw:text-box>
        </draw:frame>
        <draw:frame draw:style-name="gr10" draw:text-style-name="P8" draw:layer="layout" svg:width="1.675cm" svg:height="0.89cm" svg:x="10.51cm" svg:y="2.51cm">
          <draw:text-box>
            <text:p text:style-name="P8"><text:span text:style-name="T1">*.x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.01cm" fo:margin-left="0.01cm" fo:margin-right="0.01cm" fo:page-width="13.52cm" fo:page-height="18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2M50S</meta:editing-duration>
    <meta:editing-cycles>14</meta:editing-cycles>
    <meta:generator>OpenOffice/4.0.1$Win32 OpenOffice.org_project/401m5$Build-9714</meta:generator>
    <dc:date>2014-11-02T20:16:20.67</dc:date>
    <dc:creator>Edward Willink</dc:creator>
    <meta:document-statistic meta:object-count="71"/>
  </office:meta>
</office:document-meta>
</file>